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ula1" style:family="table">
      <style:table-properties style:width="6.6931in" style:rel-width="100%" fo:margin-left="0in" table:align="left"/>
    </style:style>
    <style:style style:name="Taula1.A" style:family="table-column">
      <style:table-column-properties style:column-width="2.5049in" style:rel-column-width="3605*"/>
    </style:style>
    <style:style style:name="Taula1.B" style:family="table-column">
      <style:table-column-properties style:column-width="2.1653in" style:rel-column-width="3116*"/>
    </style:style>
    <style:style style:name="Taula1.C" style:family="table-column">
      <style:table-column-properties style:column-width="2.0229in" style:rel-column-width="2911*"/>
    </style:style>
    <style:style style:name="Taula1.A1" style:family="table-cell">
      <style:table-cell-properties fo:padding="0.1042in" fo:border="0.25pt solid #d9d9d9" style:writing-mode="lr-tb"/>
    </style:style>
    <style:style style:name="P1" style:family="paragraph" style:parent-style-name="Standard">
      <style:text-properties fo:color="#383838" loext:opacity="100%"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.25in" fo:margin-right="0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.75in" fo:margin-right="0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left="0.25in" fo:margin-right="0in" fo:text-indent="0in" style:auto-text-indent="false">
        <style:tab-stops/>
      </style:paragraph-properties>
    </style:style>
    <style:style style:name="P6" style:family="paragraph" style:parent-style-name="Standard" style:master-page-name="MP0">
      <style:paragraph-properties style:page-number="auto" fo:break-before="page"/>
      <style:text-properties fo:color="#383838" loext:opacity="100%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line-break/>Tinc diversos Outlines. Els mes recents el del CRM i el TFM de la Berta</text:p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2">Berta's TFM</text:p>
          </table:table-cell>
          <table:table-cell table:style-name="Taula1.A1" office:value-type="string">
            <text:p text:style-name="P2">Alex @CRM</text:p>
          </table:table-cell>
          <table:table-cell table:style-name="Taula1.A1" office:value-type="string">
            <text:p text:style-name="P2">Alex @ IBS</text:p>
          </table:table-cell>
        </table:table-row>
        <table:table-row>
          <table:table-cell table:style-name="Taula1.A1" office:value-type="string">
            <text:p text:style-name="P3">CRC actuality</text:p>
            <text:p text:style-name="P3">DNA methylation expression and cancer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/>
            <text:p text:style-name="P3"/>
            <text:p text:style-name="P3">Scope (Objectius)</text:p>
            <text:p text:style-name="P2"/>
            <text:p text:style-name="P2"/>
            <text:p text:style-name="P3">Methodology</text:p>
            <text:p text:style-name="P3">Data</text:p>
            <text:p text:style-name="P4">Creation of an artificial dataset</text:p>
            <text:p text:style-name="P3"/>
            <text:p text:style-name="P3">NAive Method</text:p>
            <text:p text:style-name="P3">CMI Method</text:p>
            <text:p text:style-name="P3">Heuristic</text:p>
            <text:p text:style-name="P3">Scagnostics</text:p>
            <text:p text:style-name="P2"/>
            <text:p text:style-name="P2"/>
            <text:p text:style-name="P2"/>
            <text:p text:style-name="P3"/>
            <text:p text:style-name="P3"/>
            <text:p text:style-name="P3">Comparison between methods</text:p>
            <text:p text:style-name="P4">Heur=Naiv &gt; Scag &gt; CMI (Simulated) </text:p>
            <text:p text:style-name="P4"> &gt; CMI &gt; Naiv &gt; SCag (Real)</text:p>
            <text:p text:style-name="P3">Comparison between datasets</text:p>
            <text:p text:style-name="P3">Selection of a </text:p>
            <text:p text:style-name="P3">Functional annotation</text:p>
            <text:p text:style-name="P3">Chromosome annotation</text:p>
            <text:p text:style-name="P3">Development of an R package</text:p>
            <text:p text:style-name="P2"/>
          </table:table-cell>
          <table:table-cell table:style-name="Taula1.A1" office:value-type="string">
            <text:p text:style-name="P3">GW Analysis of Colorectal Cancer</text:p>
            <text:p text:style-name="P4">Data for the study</text:p>
            <text:p text:style-name="P4">Methylation</text:p>
            <text:p text:style-name="P4">Not 1-to-1</text:p>
            <text:p text:style-name="P4">Methylation and Gene Expression</text:p>
            <text:p text:style-name="P4">Patterns of association</text:p>
            <text:p text:style-name="P4">Gene selection from scatterplots</text:p>
            <text:p text:style-name="P3"/>
            <text:p text:style-name="P3">Objectives</text:p>
            <text:p text:style-name="P2"/>
            <text:p text:style-name="P3"/>
            <text:p text:style-name="P3">Methods for selecting GRM</text:p>
            <text:p text:style-name="P3"/>
            <text:p text:style-name="P3"/>
            <text:p text:style-name="P3"/>
            <text:p text:style-name="P3">Selection based on CMI</text:p>
            <text:p text:style-name="P4">Data Binarization</text:p>
            <text:p text:style-name="P4">MI / CMI</text:p>
            <text:p text:style-name="P4">CMI to select L-shapes</text:p>
            <text:p text:style-name="P4">optimal threshold for binarization</text:p>
            <text:p text:style-name="P3">Splines-based regression</text:p>
            <text:p text:style-name="P4">Clustering from Splines</text:p>
            <text:p text:style-name="P3"/>
            <text:p text:style-name="P3">Results</text:p>
            <text:p text:style-name="P4">Results (1) CMI</text:p>
            <text:p text:style-name="P4">Results (2) Splines</text:p>
            <text:p text:style-name="P4">Results (3) Comparison</text:p>
            <text:p text:style-name="P3"/>
            <text:p text:style-name="P3"/>
            <text:p text:style-name="P3"/>
            <text:p text:style-name="P3"/>
            <text:p text:style-name="P3"/>
            <text:p text:style-name="P3">Discussion &amp; conclusions</text:p>
            <text:p text:style-name="P2"/>
          </table:table-cell>
          <table:table-cell table:style-name="Taula1.A1" office:value-type="string">
            <text:p text:style-name="P3">CR Cancer</text:p>
            <text:p text:style-name="P3">Methylation</text:p>
            <text:p text:style-name="P3">Patterns-Meth</text:p>
            <text:p text:style-name="P3">Previous work (1) Naive</text:p>
            <text:p text:style-name="P3">Previous work (2)</text:p>
            <text:p text:style-name="P3">A new method (1)-Motivation</text:p>
            <text:p text:style-name="P3">Details (1): Weights</text:p>
            <text:p text:style-name="P3">Details (2): Scores</text:p>
            <text:p text:style-name="P3">Application (1) DA dataset</text:p>
            <text:p text:style-name="P3">Application (2) TCGA</text:p>
            <text:p text:style-name="P3">Comparison with other methods</text:p>
            <text:p text:style-name="P3">Current pipeline</text:p>
            <text:p text:style-name="P3">Software (1)</text:p>
            <text:p text:style-name="P3">Software (2)</text:p>
            <text:p text:style-name="P3">Discussion &amp; Limitations </text:p>
            <text:p text:style-name="P3">Conclusions &amp; future work</text:p>
            <text:p text:style-name="P3"/>
            <text:p text:style-name="P2"/>
          </table:table-cell>
        </table:table-row>
      </table:table>
      <text:p text:style-name="P5"><text:span text:style-name="Fuente_20_de_20_párrafo_20_predeter."><text:span text:style-name="T1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8-07-07T10:58:00Z</meta:creation-date>
    <dc:date>2023-01-22T18:14:56.406123160</dc:date>
    <meta:editing-cycles>4</meta:editing-cycles>
    <meta:editing-duration>PT1H1M51S</meta:editing-duration>
    <meta:document-statistic meta:table-count="1" meta:image-count="0" meta:object-count="0" meta:page-count="1" meta:paragraph-count="60" meta:word-count="183" meta:character-count="1192" meta:non-whitespace-character-count="1062"/>
    <meta:template xlink:type="simple" xlink:actuate="onRequest" xlink:title="" xlink:href="../2018-07-IBS-Barcelona-Slides/cOMPARApRESENTACIONS.odt/Normal.dotm"/>
  </office:meta>
</office:document-meta>
</file>